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891cm" fo:min-width="11.8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.5pt" style:font-size-asian="10.5pt" style:font-size-complex="10.5pt"/>
    </style:style>
    <style:style style:name="P6" style:family="paragraph">
      <loext:graphic-properties draw:fill="solid" draw:fill-color="#000000"/>
    </style:style>
    <style:style style:name="T1" style:family="text">
      <style:text-properties fo:color="#000000" loext:opacity="100%" style:font-name="Arial" fo:font-size="9.89999961853027pt" fo:font-weight="normal" style:font-size-asian="9.89999961853027pt" style:font-weight-asian="normal" style:font-name-complex="Arial" style:font-size-complex="9.89999961853027pt" style:font-weight-complex="normal"/>
    </style:style>
    <style:style style:name="T2" style:family="text">
      <style:text-properties fo:color="#000000" loext:opacity="100%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3" style:family="text">
      <style:text-properties fo:color="#000000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fo:color="#000000" loext:opacity="100%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5" style:family="text">
      <style:text-properties fo:color="#000000" loext:opacity="100%" style:font-name="Arial" fo:font-size="10.5pt" fo:font-weight="bold" style:font-size-asian="10.5pt" style:font-weight-asian="bold" style:font-name-complex="Arial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862cm" svg:height="0.891cm" svg:x="2.503cm" svg:y="1.261cm">
          <draw:text-box>
            <text:p text:style-name="P1"><text:span text:style-name="T1"><text:s/></text:span><text:span text:style-name="T1">2. Basen</text:span></text:p>
          </draw:text-box>
        </draw:frame>
        <draw:frame draw:style-name="gr2" draw:text-style-name="P3" draw:layer="layout" svg:width="0.422cm" svg:height="0.425cm" svg:x="2.503cm" svg:y="28.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1.953cm" svg:height="0.628cm" svg:x="2.503cm" svg:y="2.522cm">
          <draw:text-box>
            <text:p text:style-name="P1"><text:span text:style-name="T3">Natriumhydroxid als ein Vertreter der Basen </text:span></text:p>
          </draw:text-box>
        </draw:frame>
        <draw:frame draw:style-name="gr4" draw:text-style-name="P5" draw:layer="layout" svg:width="0.372cm" svg:height="0.42cm" svg:x="2.503cm" svg:y="3.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936cm" svg:height="0.42cm" svg:x="2.503cm" svg:y="3.584cm">
          <draw:text-box>
            <text:p text:style-name="P1"><text:span text:style-name="T5">Summenformel: </text:span></text:p>
          </draw:text-box>
        </draw:frame>
        <draw:frame draw:style-name="gr4" draw:text-style-name="P5" draw:layer="layout" svg:width="0.372cm" svg:height="0.42cm" svg:x="2.503cm" svg:y="4.01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3.019cm" svg:height="0.42cm" svg:x="2.503cm" svg:y="4.439cm">
          <draw:text-box>
            <text:p text:style-name="P1"><text:span text:style-name="T5">Aufgabe 1</text:span><text:span text:style-name="T4">: Untersuche die Eigenschaften von Natriumhydroxid experimentell. </text:span></text:p>
          </draw:text-box>
        </draw:frame>
        <draw:frame draw:style-name="gr4" draw:text-style-name="P5" draw:layer="layout" svg:width="0.372cm" svg:height="0.42cm" svg:x="2.503cm" svg:y="4.86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5.708cm" svg:height="0.42cm" svg:x="2.503cm" svg:y="5.307cm">
          <draw:text-box>
            <text:p text:style-name="P1"><text:span text:style-name="T5">Behalte während des gesamten Experiments (auch beim Auf- und Abbauen/Abwaschen) </text:span></text:p>
          </draw:text-box>
        </draw:frame>
        <draw:frame draw:style-name="gr4" draw:text-style-name="P5" draw:layer="layout" svg:width="3.634cm" svg:height="0.42cm" svg:x="2.503cm" svg:y="5.734cm">
          <draw:text-box>
            <text:p text:style-name="P1"><text:span text:style-name="T5">die Schutzbrille auf! </text:span></text:p>
          </draw:text-box>
        </draw:frame>
        <draw:frame draw:style-name="gr4" draw:text-style-name="P5" draw:layer="layout" svg:width="0.372cm" svg:height="0.42cm" svg:x="2.503cm" svg:y="6.157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0.017cm" svg:height="0.017cm" svg:x="2.303cm" svg:y="5.279cm" svg:viewBox="0 0 18 18" draw:points="0,18 18,18 18,0 0,0">
          <text:p/>
        </draw:polygon>
        <draw:polygon draw:style-name="gr5" draw:text-style-name="P6" draw:layer="layout" svg:width="0.017cm" svg:height="0.017cm" svg:x="2.303cm" svg:y="5.279cm" svg:viewBox="0 0 18 18" draw:points="0,18 18,18 18,0 0,0">
          <text:p/>
        </draw:polygon>
        <draw:polygon draw:style-name="gr5" draw:text-style-name="P6" draw:layer="layout" svg:width="15.971cm" svg:height="0.017cm" svg:x="2.32cm" svg:y="5.279cm" svg:viewBox="0 0 15972 18" draw:points="0,18 15972,18 15972,0 0,0">
          <text:p/>
        </draw:polygon>
        <draw:polygon draw:style-name="gr5" draw:text-style-name="P6" draw:layer="layout" svg:width="0.017cm" svg:height="0.017cm" svg:x="18.291cm" svg:y="5.279cm" svg:viewBox="0 0 18 18" draw:points="0,18 18,18 18,0 0,0">
          <text:p/>
        </draw:polygon>
        <draw:polygon draw:style-name="gr5" draw:text-style-name="P6" draw:layer="layout" svg:width="0.017cm" svg:height="0.017cm" svg:x="18.291cm" svg:y="5.279cm" svg:viewBox="0 0 18 18" draw:points="0,18 18,18 18,0 0,0">
          <text:p/>
        </draw:polygon>
        <draw:polygon draw:style-name="gr5" draw:text-style-name="P6" draw:layer="layout" svg:width="0.017cm" svg:height="1.706cm" svg:x="2.303cm" svg:y="5.296cm" svg:viewBox="0 0 18 1707" draw:points="0,1707 18,1707 18,0 0,0">
          <text:p/>
        </draw:polygon>
        <draw:polygon draw:style-name="gr5" draw:text-style-name="P6" draw:layer="layout" svg:width="0.017cm" svg:height="0.017cm" svg:x="2.303cm" svg:y="7.002cm" svg:viewBox="0 0 18 18" draw:points="0,18 18,18 18,0 0,0">
          <text:p/>
        </draw:polygon>
        <draw:polygon draw:style-name="gr5" draw:text-style-name="P6" draw:layer="layout" svg:width="0.017cm" svg:height="0.017cm" svg:x="2.303cm" svg:y="7.002cm" svg:viewBox="0 0 18 18" draw:points="0,18 18,18 18,0 0,0">
          <text:p/>
        </draw:polygon>
        <draw:polygon draw:style-name="gr5" draw:text-style-name="P6" draw:layer="layout" svg:width="15.971cm" svg:height="0.017cm" svg:x="2.32cm" svg:y="7.002cm" svg:viewBox="0 0 15972 18" draw:points="0,18 15972,18 15972,0 0,0">
          <text:p/>
        </draw:polygon>
        <draw:polygon draw:style-name="gr5" draw:text-style-name="P6" draw:layer="layout" svg:width="0.017cm" svg:height="1.706cm" svg:x="18.291cm" svg:y="5.296cm" svg:viewBox="0 0 18 1707" draw:points="0,1707 18,1707 18,0 0,0">
          <text:p/>
        </draw:polygon>
        <draw:polygon draw:style-name="gr5" draw:text-style-name="P6" draw:layer="layout" svg:width="0.017cm" svg:height="0.017cm" svg:x="18.291cm" svg:y="7.002cm" svg:viewBox="0 0 18 18" draw:points="0,18 18,18 18,0 0,0">
          <text:p/>
        </draw:polygon>
        <draw:polygon draw:style-name="gr5" draw:text-style-name="P6" draw:layer="layout" svg:width="0.017cm" svg:height="0.017cm" svg:x="18.291cm" svg:y="7.002cm" svg:viewBox="0 0 18 18" draw:points="0,18 18,18 18,0 0,0">
          <text:p/>
        </draw:polygon>
        <draw:frame draw:style-name="gr4" draw:text-style-name="P5" draw:layer="layout" svg:width="10.911cm" svg:height="0.42cm" svg:x="2.503cm" svg:y="6.585cm">
          <draw:text-box>
            <text:p text:style-name="P1"><text:span text:style-name="T5">Entsorgung der Lösungen in das bereitstehende Becherglas. </text:span></text:p>
          </draw:text-box>
        </draw:frame>
        <draw:frame draw:style-name="gr4" draw:text-style-name="P5" draw:layer="layout" svg:width="0.372cm" svg:height="0.42cm" svg:x="2.503cm" svg:y="7.0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8cm" svg:height="0.42cm" svg:x="2.503cm" svg:y="7.453cm">
          <draw:text-box>
            <text:p text:style-name="P1"><text:span text:style-name="T4">Versuch 1 </text:span></text:p>
          </draw:text-box>
        </draw:frame>
        <draw:frame draw:style-name="gr4" draw:text-style-name="P5" draw:layer="layout" svg:width="16.868cm" svg:height="0.42cm" svg:x="2.503cm" svg:y="7.88cm">
          <draw:text-box>
            <text:p text:style-name="P1"><text:span text:style-name="T4">Lege mit Hilfe einer Pinzette ein Natriumhydroxidplätzchen auf ein Uhrglas. Prüfe die Leitfähigkeit des </text:span></text:p>
          </draw:text-box>
        </draw:frame>
        <draw:frame draw:style-name="gr4" draw:text-style-name="P5" draw:layer="layout" svg:width="17.105cm" svg:height="0.42cm" svg:x="2.503cm" svg:y="8.309cm">
          <draw:text-box>
            <text:p text:style-name="P1"><text:span text:style-name="T4">Feststoffes. Betrachte das Plätzchen kurz vor dem Aufräumen erneut und prüfe erneut die Leitfähigkeit. </text:span></text:p>
          </draw:text-box>
        </draw:frame>
        <draw:frame draw:style-name="gr4" draw:text-style-name="P5" draw:layer="layout" svg:width="0.372cm" svg:height="0.42cm" svg:x="2.503cm" svg:y="8.73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817cm" svg:height="0.42cm" svg:x="2.503cm" svg:y="9.16cm">
          <draw:text-box>
            <text:p text:style-name="P1"><text:span text:style-name="T4">Beobachtungen: </text:span></text:p>
          </draw:text-box>
        </draw:frame>
        <draw:frame draw:style-name="gr4" draw:text-style-name="P5" draw:layer="layout" svg:width="0.372cm" svg:height="0.42cm" svg:x="2.503cm" svg:y="9.58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0.01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0.4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0.86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1.2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1.71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2.1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8cm" svg:height="0.42cm" svg:x="2.503cm" svg:y="12.568cm">
          <draw:text-box>
            <text:p text:style-name="P1"><text:span text:style-name="T4">Versuch 2 </text:span></text:p>
          </draw:text-box>
        </draw:frame>
        <draw:frame draw:style-name="gr4" draw:text-style-name="P5" draw:layer="layout" svg:width="16.681cm" svg:height="0.42cm" svg:x="2.503cm" svg:y="12.991cm">
          <draw:text-box>
            <text:p text:style-name="P1"><text:span text:style-name="T4">Gib in das Reagenzglas mit den Katzenhaaren zwei Plätzchen Natriumhydroxid und fülle mit Wasser </text:span></text:p>
          </draw:text-box>
        </draw:frame>
        <draw:frame draw:style-name="gr4" draw:text-style-name="P5" draw:layer="layout" svg:width="0.582cm" svg:height="0.42cm" svg:x="2.503cm" svg:y="13.419cm">
          <draw:text-box>
            <text:p text:style-name="P1"><text:span text:style-name="T4">bis </text:span></text:p>
          </draw:text-box>
        </draw:frame>
        <draw:frame draw:style-name="gr4" draw:text-style-name="P5" draw:layer="layout" svg:width="0.62cm" svg:height="0.42cm" svg:x="3.239cm" svg:y="13.419cm">
          <draw:text-box>
            <text:p text:style-name="P1"><text:span text:style-name="T4">zur </text:span></text:p>
          </draw:text-box>
        </draw:frame>
        <draw:frame draw:style-name="gr4" draw:text-style-name="P5" draw:layer="layout" svg:width="1.534cm" svg:height="0.42cm" svg:x="4.004cm" svg:y="13.419cm">
          <draw:text-box>
            <text:p text:style-name="P1"><text:span text:style-name="T4">knappen </text:span></text:p>
          </draw:text-box>
        </draw:frame>
        <draw:frame draw:style-name="gr4" draw:text-style-name="P5" draw:layer="layout" svg:width="2.694cm" svg:height="0.42cm" svg:x="5.684cm" svg:y="13.419cm">
          <draw:text-box>
            <text:p text:style-name="P1"><text:span text:style-name="T4">Überschichtung </text:span></text:p>
          </draw:text-box>
        </draw:frame>
        <draw:frame draw:style-name="gr4" draw:text-style-name="P5" draw:layer="layout" svg:width="0.722cm" svg:height="0.42cm" svg:x="8.52cm" svg:y="13.419cm">
          <draw:text-box>
            <text:p text:style-name="P1"><text:span text:style-name="T4">auf. </text:span></text:p>
          </draw:text-box>
        </draw:frame>
        <draw:frame draw:style-name="gr4" draw:text-style-name="P5" draw:layer="layout" svg:width="1.695cm" svg:height="0.42cm" svg:x="9.395cm" svg:y="13.419cm">
          <draw:text-box>
            <text:p text:style-name="P1"><text:span text:style-name="T4">Betrachte </text:span></text:p>
          </draw:text-box>
        </draw:frame>
        <draw:frame draw:style-name="gr4" draw:text-style-name="P5" draw:layer="layout" svg:width="1.598cm" svg:height="0.42cm" svg:x="11.236cm" svg:y="13.419cm">
          <draw:text-box>
            <text:p text:style-name="P1"><text:span text:style-name="T4">ebenfalls </text:span></text:p>
          </draw:text-box>
        </draw:frame>
        <draw:frame draw:style-name="gr4" draw:text-style-name="P5" draw:layer="layout" svg:width="0.806cm" svg:height="0.42cm" svg:x="12.974cm" svg:y="13.419cm">
          <draw:text-box>
            <text:p text:style-name="P1"><text:span text:style-name="T4">kurz </text:span></text:p>
          </draw:text-box>
        </draw:frame>
        <draw:frame draw:style-name="gr4" draw:text-style-name="P5" draw:layer="layout" svg:width="0.62cm" svg:height="0.42cm" svg:x="13.934cm" svg:y="13.419cm">
          <draw:text-box>
            <text:p text:style-name="P1"><text:span text:style-name="T4">vor </text:span></text:p>
          </draw:text-box>
        </draw:frame>
        <draw:frame draw:style-name="gr4" draw:text-style-name="P5" draw:layer="layout" svg:width="0.828cm" svg:height="0.42cm" svg:x="14.705cm" svg:y="13.419cm">
          <draw:text-box>
            <text:p text:style-name="P1"><text:span text:style-name="T4">dem </text:span></text:p>
          </draw:text-box>
        </draw:frame>
        <draw:frame draw:style-name="gr4" draw:text-style-name="P5" draw:layer="layout" svg:width="2.026cm" svg:height="0.42cm" svg:x="15.686cm" svg:y="13.419cm">
          <draw:text-box>
            <text:p text:style-name="P1"><text:span text:style-name="T4">Aufräumen. </text:span></text:p>
          </draw:text-box>
        </draw:frame>
        <draw:frame draw:style-name="gr4" draw:text-style-name="P5" draw:layer="layout" svg:width="0.993cm" svg:height="0.42cm" svg:x="17.861cm" svg:y="13.419cm">
          <draw:text-box>
            <text:p text:style-name="P1"><text:span text:style-name="T4">Prüfe </text:span></text:p>
          </draw:text-box>
        </draw:frame>
        <draw:frame draw:style-name="gr4" draw:text-style-name="P5" draw:layer="layout" svg:width="0.603cm" svg:height="0.42cm" svg:x="19.003cm" svg:y="13.419cm">
          <draw:text-box>
            <text:p text:style-name="P1"><text:span text:style-name="T4">die </text:span></text:p>
          </draw:text-box>
        </draw:frame>
        <draw:frame draw:style-name="gr4" draw:text-style-name="P5" draw:layer="layout" svg:width="5.975cm" svg:height="0.42cm" svg:x="2.503cm" svg:y="13.846cm">
          <draw:text-box>
            <text:p text:style-name="P1"><text:span text:style-name="T4">Konsistenz m. H. eines Glasstabes. </text:span></text:p>
          </draw:text-box>
        </draw:frame>
        <draw:frame draw:style-name="gr4" draw:text-style-name="P5" draw:layer="layout" svg:width="0.372cm" svg:height="0.42cm" svg:x="2.503cm" svg:y="14.2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402cm" svg:height="0.42cm" svg:x="2.503cm" svg:y="14.698cm">
          <draw:text-box>
            <text:p text:style-name="P1"><text:span text:style-name="T4">Beobachtung: </text:span></text:p>
          </draw:text-box>
        </draw:frame>
        <draw:frame draw:style-name="gr4" draw:text-style-name="P5" draw:layer="layout" svg:width="0.372cm" svg:height="0.42cm" svg:x="2.503cm" svg:y="15.12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5.54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5.97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6.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6.82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7.25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17.67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8cm" svg:height="0.42cm" svg:x="2.503cm" svg:y="18.106cm">
          <draw:text-box>
            <text:p text:style-name="P1"><text:span text:style-name="T4">Versuch 3 </text:span></text:p>
          </draw:text-box>
        </draw:frame>
        <draw:frame draw:style-name="gr4" draw:text-style-name="P5" draw:layer="layout" svg:width="17.054cm" svg:height="0.42cm" svg:x="2.503cm" svg:y="18.529cm">
          <draw:text-box>
            <text:p text:style-name="P1"><text:span text:style-name="T4">Löse <text:s/>zwei <text:s/>Plätzchen <text:s/>Natriumhydroxid <text:s/>in <text:s/>einem <text:s/>Reagenzglas <text:s/>mit <text:s/>4 <text:s/>ml <text:s/>Wasser <text:s/>und <text:s/>beurteile <text:s/>die </text:span></text:p>
          </draw:text-box>
        </draw:frame>
        <draw:frame draw:style-name="gr4" draw:text-style-name="P5" draw:layer="layout" svg:width="13.07cm" svg:height="0.42cm" svg:x="2.503cm" svg:y="18.957cm">
          <draw:text-box>
            <text:p text:style-name="P1"><text:span text:style-name="T4">Temperaturänderung, indem du das Reagenzglas davor und danach berührst. <text:s/></text:span></text:p>
          </draw:text-box>
        </draw:frame>
        <draw:frame draw:style-name="gr4" draw:text-style-name="P5" draw:layer="layout" svg:width="17.016cm" svg:height="0.42cm" svg:x="2.503cm" svg:y="19.384cm">
          <draw:text-box>
            <text:p text:style-name="P1"><text:span text:style-name="T4">Prüfe <text:s/>die <text:s/>elektrische <text:s/>Leitfähigkeit <text:s/>einer <text:s/>Natriumhydroxidlösung <text:s/>auf <text:s/>einer <text:s/>Tüpfelplatte. <text:s/>Nutze <text:s/>eine </text:span></text:p>
          </draw:text-box>
        </draw:frame>
        <draw:frame draw:style-name="gr4" draw:text-style-name="P5" draw:layer="layout" svg:width="5.95cm" svg:height="0.42cm" svg:x="2.503cm" svg:y="19.808cm">
          <draw:text-box>
            <text:p text:style-name="P1"><text:span text:style-name="T4">Pipette zum Auftropfen der Lösung. </text:span></text:p>
          </draw:text-box>
        </draw:frame>
        <draw:frame draw:style-name="gr4" draw:text-style-name="P5" draw:layer="layout" svg:width="0.372cm" svg:height="0.42cm" svg:x="2.503cm" svg:y="20.23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817cm" svg:height="0.42cm" svg:x="2.503cm" svg:y="20.659cm">
          <draw:text-box>
            <text:p text:style-name="P1"><text:span text:style-name="T4">Beobachtungen: </text:span></text:p>
          </draw:text-box>
        </draw:frame>
        <draw:frame draw:style-name="gr4" draw:text-style-name="P5" draw:layer="layout" svg:width="0.372cm" svg:height="0.42cm" svg:x="2.503cm" svg:y="21.08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1.5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1.9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2.36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2.7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3.2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2cm" svg:x="2.503cm" svg:y="23.6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8cm" svg:height="0.42cm" svg:x="2.503cm" svg:y="24.067cm">
          <draw:text-box>
            <text:p text:style-name="P1"><text:span text:style-name="T4">Versuch 4 </text:span></text:p>
          </draw:text-box>
        </draw:frame>
        <draw:frame draw:style-name="gr4" draw:text-style-name="P5" draw:layer="layout" svg:width="17.697cm" svg:height="0.42cm" svg:x="2.503cm" svg:y="24.495cm">
          <draw:text-box>
            <text:p text:style-name="P1"><text:span text:style-name="T4">Prüfe <text:s/>die <text:s/>Färbung <text:s/>von <text:s/>Unitest <text:s/>und <text:s/>Phenolphthalein <text:s/>der <text:s/>Natriumhydroxidlösung <text:s/>aus <text:s/>Versuch <text:s/>3 <text:s/>in <text:s/>je </text:span></text:p>
          </draw:text-box>
        </draw:frame>
        <draw:frame draw:style-name="gr4" draw:text-style-name="P5" draw:layer="layout" svg:width="3.503cm" svg:height="0.42cm" svg:x="2.503cm" svg:y="24.922cm">
          <draw:text-box>
            <text:p text:style-name="P1"><text:span text:style-name="T4">einem Reagenzglas. </text:span></text:p>
          </draw:text-box>
        </draw:frame>
        <draw:frame draw:style-name="gr4" draw:text-style-name="P5" draw:layer="layout" svg:width="0.372cm" svg:height="0.42cm" svg:x="2.503cm" svg:y="25.3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817cm" svg:height="0.42cm" svg:x="2.503cm" svg:y="25.773cm">
          <draw:text-box>
            <text:p text:style-name="P1"><text:span text:style-name="T4">Beobachtungen: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paragraph-properties>
        <style:tab-stops/>
      </style:paragraph-properties>
      <style:text-properties fo:font-size="48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0:23:05.280427688</dc:date>
    <meta:editing-duration>PT5M35S</meta:editing-duration>
    <meta:editing-cycles>1</meta:editing-cycles>
    <meta:document-statistic meta:object-count="81"/>
    <meta:generator>LibreOffice/7.4.1.2$Linux_X86_64 LibreOffice_project/40$Build-2</meta:generator>
  </office:meta>
</office:document-meta>
</file>